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6d22" officeooo:paragraph-rsid="00216d2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6d6d" officeooo:paragraph-rsid="00216d6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create a guideline of adding the nether transport map, called for by M52-5, to every station/location in the nether. This motion depends on M52-3 and M52-5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1"/>
      <text:p text:style-name="P1"/>
      <text:p text:style-name="P1"/>
      <text:p text:style-name="Standard"><text:span text:style-name="T1">[</text:span><text:span text:style-name="T2">Motion 52-7: To add a nether transport map to every location in the neth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41:53.197900574</dc:date>
    <meta:editing-duration>PT3M2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0" meta:character-count="425" meta:non-whitespace-character-count="362"/>
  </office:meta>
</office:document-meta>
</file>